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c297" officeooo:paragraph-rsid="0016c297"/>
    </style:style>
    <style:style style:name="P2" style:family="paragraph" style:parent-style-name="Standard">
      <style:text-properties officeooo:rsid="0016c297" officeooo:paragraph-rsid="001af61f"/>
    </style:style>
    <style:style style:name="P3" style:family="paragraph" style:parent-style-name="Standard">
      <style:text-properties officeooo:rsid="0016c297" officeooo:paragraph-rsid="00295eba"/>
    </style:style>
    <style:style style:name="P4" style:family="paragraph" style:parent-style-name="Standard">
      <style:text-properties officeooo:rsid="0016c297" officeooo:paragraph-rsid="0038bc87"/>
    </style:style>
    <style:style style:name="P5" style:family="paragraph" style:parent-style-name="Standard">
      <style:paragraph-properties fo:text-align="start" style:justify-single-word="false"/>
      <style:text-properties officeooo:rsid="0016c297" officeooo:paragraph-rsid="0016c297"/>
    </style:style>
    <style:style style:name="P6" style:family="paragraph" style:parent-style-name="Standard">
      <style:text-properties officeooo:rsid="0016c297" officeooo:paragraph-rsid="0041ad01"/>
    </style:style>
    <style:style style:name="P7" style:family="paragraph" style:parent-style-name="Standard">
      <style:text-properties fo:color="#ff3333" fo:font-weight="bold" officeooo:rsid="0016c297" officeooo:paragraph-rsid="0016c297" style:font-weight-asian="bold" style:font-weight-complex="bold"/>
    </style:style>
    <style:style style:name="P8" style:family="paragraph" style:parent-style-name="Standard">
      <style:text-properties fo:color="#ff3333" fo:font-weight="bold" officeooo:rsid="001daf3e" officeooo:paragraph-rsid="001daf3e" style:font-weight-asian="bold" style:font-weight-complex="bold"/>
    </style:style>
    <style:style style:name="P9" style:family="paragraph" style:parent-style-name="Standard">
      <style:text-properties fo:color="#ff3333" fo:font-weight="bold" officeooo:rsid="001daf3e" officeooo:paragraph-rsid="0027894e" style:font-weight-asian="bold" style:font-weight-complex="bold"/>
    </style:style>
    <style:style style:name="P10" style:family="paragraph" style:parent-style-name="Standard">
      <style:text-properties fo:color="#ff3333" fo:font-weight="bold" officeooo:rsid="001daf3e" officeooo:paragraph-rsid="002ac54d" style:font-weight-asian="bold" style:font-weight-complex="bold"/>
    </style:style>
    <style:style style:name="P11" style:family="paragraph" style:parent-style-name="Standard">
      <style:text-properties fo:color="#ff3333" fo:font-weight="bold" officeooo:rsid="001daf3e" officeooo:paragraph-rsid="0030ca43" style:font-weight-asian="bold" style:font-weight-complex="bold"/>
    </style:style>
    <style:style style:name="P12" style:family="paragraph" style:parent-style-name="Standard">
      <style:text-properties fo:color="#ff3333" fo:font-weight="bold" officeooo:rsid="001daf3e" officeooo:paragraph-rsid="00321aa7" style:font-weight-asian="bold" style:font-weight-complex="bold"/>
    </style:style>
    <style:style style:name="P13" style:family="paragraph" style:parent-style-name="Standard">
      <style:text-properties fo:color="#ff3333" fo:font-weight="bold" officeooo:rsid="001daf3e" officeooo:paragraph-rsid="0038bc87" style:font-weight-asian="bold" style:font-weight-complex="bold"/>
    </style:style>
    <style:style style:name="P14" style:family="paragraph" style:parent-style-name="Standard">
      <style:text-properties fo:color="#ff3333" fo:font-weight="bold" officeooo:rsid="0038bc87" officeooo:paragraph-rsid="0038bc87" style:font-weight-asian="bold" style:font-weight-complex="bold"/>
    </style:style>
    <style:style style:name="P15" style:family="paragraph" style:parent-style-name="Standard">
      <style:text-properties fo:color="#ff3333" fo:font-weight="bold" officeooo:rsid="003a66a5" officeooo:paragraph-rsid="003a66a5" style:font-weight-asian="bold" style:font-weight-complex="bold"/>
    </style:style>
    <style:style style:name="P16" style:family="paragraph" style:parent-style-name="Standard">
      <style:text-properties officeooo:paragraph-rsid="0016c297"/>
    </style:style>
    <style:style style:name="P17" style:family="paragraph" style:parent-style-name="Standard">
      <style:text-properties fo:color="#009933" officeooo:rsid="0016c297" officeooo:paragraph-rsid="0016c297"/>
    </style:style>
    <style:style style:name="P18" style:family="paragraph" style:parent-style-name="Standard">
      <style:text-properties fo:color="#009933" fo:font-style="italic" officeooo:rsid="0016c297" officeooo:paragraph-rsid="0016c297" style:font-style-asian="italic" style:font-style-complex="italic"/>
    </style:style>
    <style:style style:name="P19" style:family="paragraph" style:parent-style-name="Standard">
      <style:text-properties fo:color="#009933" fo:font-style="italic" officeooo:rsid="0016c297" officeooo:paragraph-rsid="002dab6c" style:font-style-asian="italic" style:font-style-complex="italic"/>
    </style:style>
    <style:style style:name="P20" style:family="paragraph" style:parent-style-name="Standard">
      <style:text-properties fo:color="#009933" fo:font-style="italic" fo:font-weight="normal" officeooo:rsid="0016c297" officeooo:paragraph-rsid="00295eba" style:font-style-asian="italic" style:font-weight-asian="normal" style:font-style-complex="italic" style:font-weight-complex="normal"/>
    </style:style>
    <style:style style:name="P21" style:family="paragraph" style:parent-style-name="Standard">
      <style:text-properties fo:color="#009933" officeooo:rsid="003c61be" officeooo:paragraph-rsid="003c61be"/>
    </style:style>
    <style:style style:name="P22" style:family="paragraph" style:parent-style-name="Standard">
      <style:text-properties officeooo:rsid="001832d3" officeooo:paragraph-rsid="00195a8b"/>
    </style:style>
    <style:style style:name="P23" style:family="paragraph" style:parent-style-name="Standard">
      <style:text-properties fo:color="#000000" fo:font-style="italic" officeooo:paragraph-rsid="0016c297" style:font-style-asian="italic" style:font-style-complex="italic"/>
    </style:style>
    <style:style style:name="P24" style:family="paragraph" style:parent-style-name="Standard">
      <style:text-properties fo:color="#000000" fo:font-style="italic" officeooo:rsid="00195a8b" officeooo:paragraph-rsid="00195a8b" style:font-style-asian="italic" style:font-style-complex="italic"/>
    </style:style>
    <style:style style:name="P25" style:family="paragraph" style:parent-style-name="Standard">
      <style:text-properties fo:color="#000000" fo:font-style="italic" fo:font-weight="bold" officeooo:rsid="0016c297" officeooo:paragraph-rsid="00195a8b" style:font-style-asian="italic" style:font-weight-asian="bold" style:font-style-complex="italic" style:font-weight-complex="bold"/>
    </style:style>
    <style:style style:name="P26" style:family="paragraph" style:parent-style-name="Standard">
      <style:text-properties fo:color="#000000" fo:font-style="italic" fo:font-weight="bold" officeooo:rsid="0016c297" officeooo:paragraph-rsid="001c32bd" style:font-style-asian="italic" style:font-weight-asian="bold" style:font-style-complex="italic" style:font-weight-complex="bold"/>
    </style:style>
    <style:style style:name="P27" style:family="paragraph" style:parent-style-name="Standard">
      <style:text-properties fo:color="#000000" fo:font-style="italic" fo:font-weight="bold" officeooo:rsid="0016c297" officeooo:paragraph-rsid="0027894e" style:font-style-asian="italic" style:font-weight-asian="bold" style:font-style-complex="italic" style:font-weight-complex="bold"/>
    </style:style>
    <style:style style:name="P28" style:family="paragraph" style:parent-style-name="Standard">
      <style:text-properties fo:color="#000000" fo:font-style="italic" fo:font-weight="bold" officeooo:rsid="0016c297" officeooo:paragraph-rsid="0030ca43" style:font-style-asian="italic" style:font-weight-asian="bold" style:font-style-complex="italic" style:font-weight-complex="bold"/>
    </style:style>
    <style:style style:name="P29" style:family="paragraph" style:parent-style-name="Standard">
      <style:text-properties fo:color="#000000" fo:font-style="italic" fo:font-weight="bold" officeooo:rsid="0016c297" officeooo:paragraph-rsid="00350502" style:font-style-asian="italic" style:font-weight-asian="bold" style:font-style-complex="italic" style:font-weight-complex="bold"/>
    </style:style>
    <style:style style:name="P30" style:family="paragraph" style:parent-style-name="Standard">
      <style:text-properties fo:color="#000000" fo:font-style="italic" fo:font-weight="bold" officeooo:rsid="0016c297" officeooo:paragraph-rsid="0041ad01" style:font-style-asian="italic" style:font-weight-asian="bold" style:font-style-complex="italic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style="italic" fo:font-weight="bold" officeooo:rsid="0016c297" officeooo:paragraph-rsid="0041ad01" style:font-style-asian="italic" style:font-weight-asian="bold" style:font-style-complex="italic" style:font-weight-complex="bold"/>
    </style:style>
    <style:style style:name="P32" style:family="paragraph" style:parent-style-name="Standard">
      <style:text-properties fo:color="#000000" fo:font-style="italic" fo:font-weight="bold" officeooo:rsid="004292be" officeooo:paragraph-rsid="004292be" style:font-style-asian="italic" style:font-weight-asian="bold" style:font-style-complex="italic" style:font-weight-complex="bold"/>
    </style:style>
    <style:style style:name="P33" style:family="paragraph" style:parent-style-name="Standard">
      <style:text-properties fo:color="#000000" fo:font-style="italic" fo:font-weight="bold" officeooo:rsid="00195a8b" officeooo:paragraph-rsid="001c32bd" style:font-style-asian="italic" style:font-weight-asian="bold" style:font-style-complex="italic" style:font-weight-complex="bold"/>
    </style:style>
    <style:style style:name="P34" style:family="paragraph" style:parent-style-name="Standard">
      <style:text-properties fo:color="#000000" fo:font-style="normal" officeooo:rsid="00211408" officeooo:paragraph-rsid="00211408" style:font-style-asian="normal" style:font-style-complex="normal"/>
    </style:style>
    <style:style style:name="P35" style:family="paragraph" style:parent-style-name="Standard">
      <style:text-properties fo:color="#000000" fo:font-style="normal" officeooo:rsid="0025bf49" officeooo:paragraph-rsid="0025bf49" style:font-style-asian="normal" style:font-style-complex="normal"/>
    </style:style>
    <style:style style:name="P36" style:family="paragraph" style:parent-style-name="Standard">
      <style:text-properties fo:color="#000000" fo:font-weight="normal" officeooo:rsid="001daf3e" officeooo:paragraph-rsid="0027894e" style:font-weight-asian="normal" style:font-weight-complex="normal"/>
    </style:style>
    <style:style style:name="P37" style:family="paragraph" style:parent-style-name="Standard">
      <style:text-properties fo:color="#000000" fo:font-weight="normal" officeooo:rsid="002dab6c" officeooo:paragraph-rsid="002dab6c" style:font-weight-asian="normal" style:font-weight-complex="normal"/>
    </style:style>
    <style:style style:name="P38" style:family="paragraph" style:parent-style-name="Standard">
      <style:text-properties officeooo:rsid="00195a8b" officeooo:paragraph-rsid="00195a8b"/>
    </style:style>
    <style:style style:name="P39" style:family="paragraph" style:parent-style-name="Standard">
      <style:text-properties officeooo:rsid="001daf3e" officeooo:paragraph-rsid="0038bc87"/>
    </style:style>
    <style:style style:name="P40" style:family="paragraph" style:parent-style-name="Standard">
      <style:text-properties officeooo:rsid="001daf3e" officeooo:paragraph-rsid="003a66a5"/>
    </style:style>
    <style:style style:name="P41" style:family="paragraph" style:parent-style-name="Standard">
      <style:text-properties officeooo:rsid="001daf3e" officeooo:paragraph-rsid="0041ad01"/>
    </style:style>
    <style:style style:name="P42" style:family="paragraph" style:parent-style-name="Standard">
      <style:text-properties officeooo:paragraph-rsid="001af61f"/>
    </style:style>
    <style:style style:name="P43" style:family="paragraph" style:parent-style-name="Standard">
      <style:text-properties officeooo:paragraph-rsid="002dab6c"/>
    </style:style>
    <style:style style:name="P44" style:family="paragraph" style:parent-style-name="Standard">
      <style:text-properties officeooo:rsid="0038bc87" officeooo:paragraph-rsid="0038bc87"/>
    </style:style>
    <style:style style:name="P45" style:family="paragraph" style:parent-style-name="Text_20_body" style:list-style-name="L1">
      <style:text-properties officeooo:rsid="0016c297" officeooo:paragraph-rsid="002dab6c"/>
    </style:style>
    <style:style style:name="P46" style:family="paragraph" style:parent-style-name="Text_20_body" style:list-style-name="L1">
      <style:paragraph-properties fo:margin-top="0cm" fo:margin-bottom="0cm" loext:contextual-spacing="false"/>
      <style:text-properties officeooo:paragraph-rsid="002dab6c"/>
    </style:style>
    <style:style style:name="P47" style:family="paragraph" style:parent-style-name="Table_20_Contents" style:list-style-name="L2">
      <style:text-properties officeooo:paragraph-rsid="00331c06"/>
    </style:style>
    <style:style style:name="P48" style:family="paragraph" style:parent-style-name="Table_20_Contents" style:list-style-name="L2">
      <style:text-properties officeooo:rsid="00331c06" officeooo:paragraph-rsid="00331c06"/>
    </style:style>
    <style:style style:name="T1" style:family="text">
      <style:text-properties officeooo:rsid="0016c297"/>
    </style:style>
    <style:style style:name="T2" style:family="text">
      <style:text-properties fo:color="#ff3333" fo:font-weight="bold" style:font-weight-asian="bold" style:font-weight-complex="bold"/>
    </style:style>
    <style:style style:name="T3" style:family="text">
      <style:text-properties fo:color="#ff3333" fo:font-weight="bold" officeooo:rsid="001af61f" style:font-weight-asian="bold" style:font-weight-complex="bold"/>
    </style:style>
    <style:style style:name="T4" style:family="text">
      <style:text-properties fo:color="#ff3333" fo:font-weight="bold" officeooo:rsid="0038bc87" style:font-weight-asian="bold" style:font-weight-complex="bold"/>
    </style:style>
    <style:style style:name="T5" style:family="text">
      <style:text-properties fo:color="#ff3333" fo:font-weight="bold" officeooo:rsid="003a66a5" style:font-weight-asian="bold" style:font-weight-complex="bold"/>
    </style:style>
    <style:style style:name="T6" style:family="text">
      <style:text-properties officeooo:rsid="001832d3"/>
    </style:style>
    <style:style style:name="T7" style:family="text">
      <style:text-properties fo:color="#009933" fo:font-style="italic" style:font-style-asian="italic" style:font-style-complex="italic"/>
    </style:style>
    <style:style style:name="T8" style:family="text">
      <style:text-properties fo:color="#009933" fo:font-style="italic" officeooo:rsid="0016c297" style:font-style-asian="italic" style:font-style-complex="italic"/>
    </style:style>
    <style:style style:name="T9" style:family="text">
      <style:text-properties fo:color="#009933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/>
    </style:style>
    <style:style style:name="T12" style:family="text">
      <style:text-properties fo:color="#000000" fo:font-style="italic" style:font-style-asian="italic" style:font-style-complex="italic"/>
    </style:style>
    <style:style style:name="T13" style:family="text">
      <style:text-properties fo:color="#000000" fo:font-style="italic" officeooo:rsid="001832d3" style:font-style-asian="italic" style:font-style-complex="italic"/>
    </style:style>
    <style:style style:name="T14" style:family="text">
      <style:text-properties fo:color="#000000" fo:font-style="italic" officeooo:rsid="0016c297" style:font-style-asian="italic" style:font-style-complex="italic"/>
    </style:style>
    <style:style style:name="T15" style:family="text">
      <style:text-properties fo:color="#000000" fo:font-style="italic" officeooo:rsid="00195a8b" style:font-style-asian="italic" style:font-style-complex="italic"/>
    </style:style>
    <style:style style:name="T16" style:family="text">
      <style:text-properties fo:color="#000000" fo:font-style="italic" officeooo:rsid="003c61be" style:font-style-asian="italic" style:font-style-complex="italic"/>
    </style:style>
    <style:style style:name="T17" style:family="text">
      <style:text-properties fo:color="#000000" fo:font-style="italic" officeooo:rsid="0049bfe1" style:font-style-asian="italic" style:font-style-complex="italic"/>
    </style:style>
    <style:style style:name="T1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000000" fo:font-style="italic" fo:font-weight="bold" officeooo:rsid="0016c297" style:font-style-asian="italic" style:font-weight-asian="bold" style:font-style-complex="italic" style:font-weight-complex="bold"/>
    </style:style>
    <style:style style:name="T20" style:family="text">
      <style:text-properties fo:color="#000000" fo:font-style="normal" style:font-style-asian="normal" style:font-style-complex="normal"/>
    </style:style>
    <style:style style:name="T21" style:family="text">
      <style:text-properties fo:color="#000000" officeooo:rsid="0016c297"/>
    </style:style>
    <style:style style:name="T22" style:family="text">
      <style:text-properties officeooo:rsid="001daf3e"/>
    </style:style>
    <style:style style:name="T23" style:family="text">
      <style:text-properties officeooo:rsid="00230c94"/>
    </style:style>
    <style:style style:name="T24" style:family="text">
      <style:text-properties officeooo:rsid="0027894e"/>
    </style:style>
    <style:style style:name="T25" style:family="text">
      <style:text-properties officeooo:rsid="00295eba"/>
    </style:style>
    <style:style style:name="T26" style:family="text">
      <style:text-properties officeooo:rsid="002ac54d"/>
    </style:style>
    <style:style style:name="T27" style:family="text">
      <style:text-properties officeooo:rsid="00321aa7"/>
    </style:style>
    <style:style style:name="T28" style:family="text">
      <style:text-properties officeooo:rsid="00331c06"/>
    </style:style>
    <style:style style:name="T29" style:family="text">
      <style:text-properties fo:font-weight="bold" officeooo:rsid="00331c06" style:font-weight-asian="bold" style:font-weight-complex="bold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officeooo:rsid="003a66a5"/>
    </style:style>
    <style:style style:name="T32" style:family="text">
      <style:text-properties officeooo:rsid="003fe2fc"/>
    </style:style>
    <style:style style:name="T33" style:family="text">
      <style:text-properties fo:font-size="15pt" style:font-size-asian="15pt" style:font-size-complex="15pt"/>
    </style:style>
    <style:style style:name="T34" style:family="text">
      <style:text-properties fo:font-size="15pt" officeooo:rsid="00433baf" style:font-size-asian="15pt" style:font-size-complex="15pt"/>
    </style:style>
    <style:style style:name="T35" style:family="text">
      <style:text-properties officeooo:rsid="00477a61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33">Project1 :BLIND SPOT DETECTIO</text:span><text:span text:style-name="T34">N</text:span></text:p>
      <text:p text:style-name="P25">------------------------------------------------------------------------------------------------------------------------</text:p>
      <text:p text:style-name="P7">Step 1</text:p>
      <text:p text:style-name="P1"><text:tab/>Import the required libraries of python OpenCV to the script.</text:p>
      <text:p text:style-name="P1"/>
      <text:p text:style-name="P1"/>
      <text:p text:style-name="P18">import cv2</text:p>
      <text:p text:style-name="P18"/>
      <text:p text:style-name="P26">------------------------------------------------------------------------------------------------------------------------</text:p>
      <text:p text:style-name="P1"><text:s/><text:span text:style-name="T2">Step 2</text:span></text:p>
      <text:p text:style-name="P1"><text:s text:c="3"/>`<text:tab/>capture <text:span text:style-name="T6">the </text:span>frames f<text:span text:style-name="T6">or image processing in one of the method given below</text:span></text:p>
      <text:p text:style-name="P1"/>
      <text:p text:style-name="P1"><text:span text:style-name="T6">1. </text:span><text:span text:style-name="T7">cap = cv2.VideoCapture('test/video4.mp4') </text:span><text:span text:style-name="T12"><text:s/>--</text:span><text:span text:style-name="T13">&gt; from video file</text:span></text:p>
      <text:p text:style-name="P22"><text:span text:style-name="T12">2.</text:span><text:span text:style-name="T7"> </text:span><text:span text:style-name="T8">cap = cv2.VideoCapture(0) </text:span><text:span text:style-name="T14"><text:s/>--</text:span><text:span text:style-name="T12">&gt; from </text:span><text:span text:style-name="T15">camera</text:span></text:p>
      <text:p text:style-name="P24"/>
      <text:p text:style-name="P38"><text:span text:style-name="T15">N</text:span><text:span text:style-name="T12">ote : Here ‘0’ indicates the primary c</text:span><text:span text:style-name="T17">a</text:span><text:span text:style-name="T12">mera of your computer .We can choose the desired camera by its numer in here.</text:span></text:p>
      <text:p text:style-name="P24"/>
      <text:p text:style-name="P33">------------------------------------------------------------------------------------------------------------------------</text:p>
      <text:p text:style-name="P2"><text:s/><text:span text:style-name="T2">Step </text:span><text:span text:style-name="T3">3 </text:span></text:p>
      <text:p text:style-name="P2"/>
      <text:p text:style-name="P42"><text:tab/>Now we create the cascade and initialize it with our <text:span text:style-name="T35">car</text:span> cascade. This loads the <text:span text:style-name="T22">car</text:span> cascade into memory so it’s ready for use. Remember, the cascade is just an XML file that contains the data to detect <text:span text:style-name="T22">cars</text:span>.</text:p>
      <text:p text:style-name="P1"/>
      <text:p text:style-name="P18">car_cascade = cv2.CascadeClassifier('cars.xml')</text:p>
      <text:p text:style-name="P17"/>
      <text:p text:style-name="P26">------------------------------------------------------------------------------------------------------------------------</text:p>
      <text:p text:style-name="P8">Step 4</text:p>
      <text:p text:style-name="P16"><text:span text:style-name="T1"><text:s/><text:tab/></text:span>Here we read the image and convert it to grayscale. Many operations in OpenCV are done in grayscale.</text:p>
      <text:p text:style-name="P16"/>
      <text:p text:style-name="P18">ret, frame = cap.read()</text:p>
      <text:p text:style-name="P23"/>
      <text:p text:style-name="P34">1.ret : <text:span text:style-name="T23">True</text:span>-&gt; for sucessfull capture</text:p>
      <text:p text:style-name="P34"><text:tab/><text:span text:style-name="T23">False</text:span>- &gt;for faled capture</text:p>
      <text:p text:style-name="P35">2.frame:The image frame</text:p>
      <text:p text:style-name="P27">------------------------------------------------------------------------------------------------------------------------</text:p>
      <text:p text:style-name="P9">Step <text:span text:style-name="T24">5</text:span></text:p>
      <text:p text:style-name="P36"><text:tab/><text:span text:style-name="T25">Detector required grayscale imgae,So we do a colour conversion from RG to grayscale.</text:span></text:p>
      <text:p text:style-name="P3"/>
      <text:p text:style-name="P20"><text:s text:c="4"/>gray = cv2.cvtColor(frame, cv2.COLOR_BGR2GRAY)</text:p>
      <text:p text:style-name="P20"/>
      <text:p text:style-name="P20"><text:span text:style-name="Strong_20_Emphasis"><text:span text:style-name="T20">cv2.cvtColor </text:span></text:span><text:span text:style-name="T20">is an OpenCV function to convert images to different color spaces. It takes as input an image to transform, and a color space code (like cv2.COLOR_BGR2RGB) and returns the processed image.</text:span></text:p>
      <text:p text:style-name="P27">------------------------------------------------------------------------------------------------------------------------</text:p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1"><text:span text:style-name="T14">------------------------------------------------------------------------------------------------------------------------</text:span>Step <text:span text:style-name="T26">6</text:span></text:p>
      <text:p text:style-name="P10"/>
      <text:p text:style-name="P37"><text:tab/>Detection of cars is done using detect MultiScale OpenCV function.</text:p>
      <text:p text:style-name="P37"/>
      <text:p text:style-name="P19"><text:s text:c="4"/>cars = car_cascade.detectMultiScale(gray, 1.1, 5)</text:p>
      <text:p text:style-name="P19"/>
      <text:p text:style-name="P43"><text:span text:style-name="Strong_20_Emphasis"><text:span text:style-name="T1">detectMultiScale(image, scaleFactor, minNeighbors): </text:span></text:span><text:span text:style-name="T1">This is a general function to detect objects, in this case, it'll detect car since we called in the face cascade. If it finds a car, it returns a list of positions of said car in the form “Rect(x,y,w,h).”, if not, then returns “None”. </text:span></text:p>
      <text:list xml:id="list1866485551282826527" text:style-name="L1">
        <text:list-item>
          <text:p text:style-name="P46"><text:span text:style-name="Strong_20_Emphasis">Image:</text:span> The first input is the <text:span text:style-name="Strong_20_Emphasis">grayscale image</text:span>. So make sure the image is in <text:span text:style-name="Emphasis">grayscale</text:span>. </text:p>
        </text:list-item>
        <text:list-item>
          <text:p text:style-name="P46"><text:span text:style-name="Strong_20_Emphasis">ScaleFactor: </text:span>This function compensates a false perception in size that occurs when one face appears to be bigger than the other simply because it is closer to the camera. </text:p>
        </text:list-item>
        <text:list-item>
          <text:p text:style-name="P45"><text:span text:style-name="Strong_20_Emphasis">MinNeighbors: </text:span>This is a detection algorithm that uses a moving window to detect objects, it does so by defining how many objects are found near the current one before it can declare the face found. </text:p>
        </text:list-item>
      </text:list>
      <text:p text:style-name="P1"/>
      <text:p text:style-name="P28">------------------------------------------------------------------------------------------------------------------------</text:p>
      <text:p text:style-name="P12">Step <text:span text:style-name="T27">7</text:span></text:p>
      <text:p text:style-name="P1"><text:s text:c="5"/></text:p>
      <text:p text:style-name="P1"><text:span text:style-name="T28">D</text:span>raw a rectangle <text:span text:style-name="T28">box </text:span><text:s/>in each <text:s/><text:span text:style-name="T28">detected </text:span>cars.</text:p>
      <text:p text:style-name="P1"/>
      <text:p text:style-name="P18"><text:s text:c="4"/>for (x,y,w,h) in cars:</text:p>
      <text:p text:style-name="P18"><text:s text:c="8"/>cv2.rectangle(frame,(x,y),(x+w,y+h),(0,0,255),2)</text:p>
      <text:p text:style-name="P1"/>
      <text:p text:style-name="P1"/>
      <text:p text:style-name="P1"/>
      <text:list xml:id="list8185751561336720780" text:style-name="L2">
        <text:list-item>
          <text:p text:style-name="P48"><text:span text:style-name="Strong_20_Emphasis"><text:span text:style-name="T28">Frame:</text:span></text:span><text:span text:style-name="Strong_20_Emphasis"><text:span text:style-name="T30">Input image</text:span></text:span></text:p>
        </text:list-item>
        <text:list-item>
          <text:p text:style-name="P47"><text:span text:style-name="Strong_20_Emphasis"><text:span text:style-name="T1">(x,y)</text:span></text:span> : Vertex of the rectangle. </text:p>
        </text:list-item>
        <text:list-item>
          <text:p text:style-name="P47"><text:span text:style-name="Strong_20_Emphasis"><text:span text:style-name="T1">(x+w,y+h)</text:span></text:span> : Vertex of the rectangle opposite to <text:span text:style-name="Source_20_Text">pt1</text:span> . </text:p>
        </text:list-item>
        <text:list-item>
          <text:p text:style-name="P47"><text:span text:style-name="Strong_20_Emphasis"><text:span text:style-name="T1">(0,0,255)</text:span></text:span> :Rectangle color or brightness (grayscale image). </text:p>
        </text:list-item>
        <text:list-item>
          <text:p text:style-name="P47"><text:span text:style-name="T29">2:</text:span>Thickness of lines that make up the rectangle. Negative values, like <text:span text:style-name="Source_20_Text">CV_FILLED</text:span> , mean that the function has to draw a filled rectangle. </text:p>
        </text:list-item>
      </text:list>
      <text:p text:style-name="P29">------------------------------------------------------------------------------------------------------------------------</text:p>
      <text:p text:style-name="P39"><text:span text:style-name="T2">Step </text:span><text:span text:style-name="T4">8</text:span></text:p>
      <text:p text:style-name="P1"><text:s/><text:tab/>Next is to display the ouput frame.</text:p>
      <text:p text:style-name="P16"/>
      <text:p text:style-name="P18"><text:s text:c="4"/>cv2.imshow('output', frame)</text:p>
      <text:p text:style-name="P1"/>
      <text:p text:style-name="P4"><text:tab/>This is a cv2 function used to display the image. It also takes two arguments: the first one is the name of the window that will pop-up to show the picture and the second one is the image you want to display.</text:p>
      <text:p text:style-name="P6"><text:span text:style-name="T18">------------------------------------------------------------------------------------------------------------------------</text:span> <text:s text:c="4"/></text:p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41"><text:span text:style-name="T19">------------------------------------------------------------------------------------------------------------------------</text:span><text:span text:style-name="T2">Step </text:span><text:span text:style-name="T4">9</text:span></text:p>
      <text:p text:style-name="P14"><text:s/></text:p>
      <text:p text:style-name="P44"><text:tab/>To escape from while loop we use a key interrupt,Once the ‘esc’ is pressed the the loop get break.ASCII value of esc is 27 in decimal and OpenCV wait for a cycle <text:s/>for keypress.</text:p>
      <text:p text:style-name="P18"><text:s/></text:p>
      <text:p text:style-name="P18"><text:s text:c="4"/>if cv2.waitKey(1) == 27:</text:p>
      <text:p text:style-name="P18"><text:s text:c="8"/>break</text:p>
      <text:p text:style-name="P30">------------------------------------------------------------------------------------------------------------------------</text:p>
      <text:p text:style-name="P40"><text:span text:style-name="T2">Step </text:span><text:span text:style-name="T5">10</text:span></text:p>
      <text:p text:style-name="P15"/>
      <text:p text:style-name="P1"><text:tab/>De-allocate any associated memory <text:s/><text:span text:style-name="T31">or device </text:span>usage.</text:p>
      <text:p text:style-name="P1"/>
      <text:p text:style-name="P21"><text:span text:style-name="T10">cap.release() <text:tab/><text:tab/><text:tab/></text:span><text:span text:style-name="T11">-&gt;</text:span><text:span text:style-name="T21">This <text:s/></text:span><text:span text:style-name="T11">will relase the camera allocated for our project.</text:span></text:p>
      <text:p text:style-name="P5"><text:span text:style-name="T9">cv2.destroyAllWindows()<text:tab/></text:span><text:span text:style-name="T20">-</text:span><text:span text:style-name="T16">&gt;</text:span>This simply destroys all the windows we created <text:span text:style-name="T32">using <text:tab/><text:tab/><text:tab/><text:tab/><text:tab/><text:tab/> <text:s text:c="4"/></text:span>cv2.imshow(window_name, image)</text:p>
      <text:p text:style-name="P3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01:15:45.015522167</meta:creation-date>
    <dc:date>2018-11-25T22:46:18.033450538</dc:date>
    <meta:editing-duration>PT50M16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3" meta:paragraph-count="64" meta:word-count="558" meta:character-count="4887" meta:non-whitespace-character-count="4307"/>
  </office:meta>
</office:document-meta>
</file>